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c9211e"/>
    </style:style>
    <style:style style:name="ce7" style:family="table-cell" style:parent-style-name="Default">
      <style:table-cell-properties fo:background-color="#ffffd7"/>
    </style:style>
    <style:style style:name="ce8" style:family="table-cell" style:parent-style-name="Default">
      <style:table-cell-properties fo:background-color="#dee6ef"/>
    </style:style>
    <style:style style:name="ce9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Solve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1c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/>
          <table:table-cell table:formula="of:=SUMPRODUCT([.$B$12:.$D$12];[.B6:.D6])" office:value-type="float" office:value="3" calcext:value-type="float">
            <text:p>3</text:p>
          </table:table-cell>
          <table:table-cell table:formula="of:=[.E6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formula="of:=SUMPRODUCT([.$B$12:.$D$12];[.B7:.D7])" office:value-type="float" office:value="-1" calcext:value-type="float">
            <text:p>-1</text:p>
          </table:table-cell>
          <table:table-cell table:formula="of:=[.E7]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/>
          <table:table-cell table:formula="of:=SUMPRODUCT([.$B$12:.$D$12];[.B8:.D8])"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formula="of:=SUM([.B13:.B15])" office:value-type="float" office:value="4" calcext:value-type="float">
            <text:p>4</text:p>
          </table:table-cell>
          <table:table-cell table:formula="of:=SUM([.C13:.C15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table:number-columns-repeated="7"/>
        </table:table-row>
        <table:table-row table:style-name="ro1">
          <table:table-cell/>
          <table:table-cell table:style-name="ce4" office:value-type="string" calcext:value-type="string">
            <text:p>1e</text:p>
          </table:table-cell>
          <table:table-cell table:number-columns-repeated="5"/>
        </table:table-row>
        <table:table-row table:style-name="ro1">
          <table:table-cell/>
          <table:table-cell table:number-columns-repeated="4" table:style-name="ce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SUMPRODUCT([.$B$25:.$E$25];[.B19:.E19])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formula="of:=SUMPRODUCT([.$B$25:.$E$25];[.B20:.E20])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formula="of:=SUMPRODUCT([.$B$25:.$E$25];[.B21:.E21])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formula="of:=SUMPRODUCT([.$B$25:.$E$25];[.B22:.E22])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SUM([.B27:.B30])" office:value-type="float" office:value="7" calcext:value-type="float">
            <text:p>7</text:p>
          </table:table-cell>
          <table:table-cell table:formula="of:=SUM([.C27:.C30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1b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x1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formula="of:=SUMPRODUCT([.$B$39:.$C$39];[.B35:.C35])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formula="of:=SUMPRODUCT([.$B$39:.$C$39];[.B36:.C36])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SUM([.B40:.B41])" office:value-type="float" office:value="6" calcext:value-type="float">
            <text:p>6</text:p>
          </table:table-cell>
          <table:table-cell table:formula="of:=SUM([.C40:.C41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table:number-columns-repeated="7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1a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SUMPRODUCT([.$B$39:.$C$39];[.B48:.C48])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formula="of:=SUMPRODUCT([.$B$39:.$C$39];[.B49:.C49])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SUM([.B53:.B54])" office:value-type="float" office:value="3" calcext:value-type="float">
            <text:p>3</text:p>
          </table:table-cell>
          <table:table-cell table:formula="of:=SUM([.C53:.C54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1d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10"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SUMPRODUCT([.$B$68:.$D$68];[.B62:.D62])" office:value-type="float" office:value="0" calcext:value-type="float">
            <text:p>0</text:p>
          </table:table-cell>
          <table:table-cell table:formula="of:=[.E6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PRODUCT([.$B$68:.$D$68];[.B63:.D63])" office:value-type="float" office:value="9" calcext:value-type="float">
            <text:p>9</text:p>
          </table:table-cell>
          <table:table-cell table:formula="of:=[.E6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formula="of:=SUMPRODUCT([.$B$68:.$D$68];[.B64:.D64])" office:value-type="float" office:value="-2" calcext:value-type="float">
            <text:p>-2</text:p>
          </table:table-cell>
          <table:table-cell table:formula="of:=[.E64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/>
          <table:table-cell table:formula="of:=SUM([.B69:.B71])" office:value-type="float" office:value="7" calcext:value-type="float">
            <text:p>7</text:p>
          </table:table-cell>
          <table:table-cell table:formula="of:=SUM([.C69:.C71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1f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-2" calcext:value-type="float">
            <text:p>-2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SUMPRODUCT([.$B$83:.$E$83];[.B77:.E77])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formula="of:=SUMPRODUCT([.$B$83:.$E$83];[.B78:.E78])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SUMPRODUCT([.$B$83:.$E$83];[.B79:.E79])" office:value-type="float" office:value="6" calcext:value-type="float">
            <text:p>6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formula="of:=SUMPRODUCT([.$B$83:.$E$83];[.B80:.E80])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B84:.B87])" office:value-type="float" office:value="11" calcext:value-type="float">
            <text:p>11</text:p>
          </table:table-cell>
          <table:table-cell table:formula="of:=[.C84]+[.C85]+[.C86]+[.C87]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table:number-columns-repeated="7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8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SUMPRODUCT([.$B$101:.$E$101];[.B95:.E95])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SUMPRODUCT([.$B$101:.$E$101];[.B96:.E96])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formula="of:=SUMPRODUCT([.$B$101:.$E$101];[.B97:.E97])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formula="of:=SUMPRODUCT([.$B$101:.$E$101];[.B98:.E98])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formula="of:=SUM([.B102:.B105])" office:value-type="float" office:value="10" calcext:value-type="float">
            <text:p>10</text:p>
          </table:table-cell>
          <table:table-cell table:formula="of:=[.C102]+[.C103]+[.C104]+[.C105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3b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4" calcext:value-type="float">
            <text:p>-4</text:p>
          </table:table-cell>
          <table:table-cell table:style-name="ce8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8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SUMPRODUCT([.$B$118:.$E$118];[.B112:.E112])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SUMPRODUCT([.$B$101:.$E$101];[.B113:.E113])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formula="of:=SUMPRODUCT([.$B$101:.$E$101];[.B114:.E114])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formula="of:=SUMPRODUCT([.$B$101:.$E$101];[.B115:.E115])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formula="of:=SUM([.B119:.B122])" office:value-type="float" office:value="10" calcext:value-type="float">
            <text:p>10</text:p>
          </table:table-cell>
          <table:table-cell table:formula="of:=[.C119]+[.C120]+[.C121]+[.C122]" office:value-type="float" office:value="10" calcext:value-type="float">
            <text:p>1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8T10:11:16.361411134</meta:creation-date>
    <dc:date>2022-03-28T10:53:51.459559581</dc:date>
    <meta:editing-duration>PT32M1S</meta:editing-duration>
    <meta:editing-cycles>7</meta:editing-cycles>
    <meta:generator>LibreOffice/7.3.1.3$Linux_X86_64 LibreOffice_project/eead5aec017556e2cdbf9dfff06537ec58969b73</meta:generator>
    <meta:document-statistic meta:table-count="1" meta:cell-count="245" meta:object-count="0"/>
    <meta:user-defined meta:name="ProgId">Excel.Sheet</meta:user-defined>
  </office:meta>
</office:document-meta>
</file>